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eading_20_1">
      <style:paragraph-properties fo:margin-top="0in" fo:margin-bottom="0.1965in" loext:contextual-spacing="false"/>
    </style:style>
    <style:style style:name="P3" style:family="paragraph" style:parent-style-name="Heading_20_2">
      <style:paragraph-properties fo:margin-top="0in" fo:margin-bottom="0.1965in" loext:contextual-spacing="false"/>
    </style:style>
    <style:style style:name="P4" style:family="paragraph" style:parent-style-name="Heading_20_3">
      <style:paragraph-properties fo:margin-top="0in" fo:margin-bottom="0.1965in" loext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Heading_20_1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Heading_20_3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Installing_and_Configuring_Your_ROS_Environment"/>Installing and Configuring Your ROS Environment</text:h>
      <text:h text:style-name="Heading_20_2" text:outline-level="2"><text:bookmark text:name="Create_a_ROS_Workspace"/>Create a ROS Workspace</text:h>
      <text:p text:style-name="Preformatted_20_Text">$ mkdir -p ~/catkin_ws/src</text:p>
      <text:p text:style-name="Preformatted_20_Text"><text:bookmark text:name="ROS.2BAC8-Tutorials.2BAC8-catkin.2BAC8-CreateWorkspace.line-2-1"/>$ cd ~/catkin_ws/</text:p>
      <text:p text:style-name="P1"><text:bookmark text:name="ROS.2BAC8-Tutorials.2BAC8-catkin.2BAC8-CreateWorkspace.line-3-1"/>$ catkin_make</text:p>
      <text:p text:style-name="P1">$ source devel/setup.bash</text:p>
      <text:p text:style-name="P1">Sourcing any of these files will overlay this workspace on top of your environment. </text:p>
      <text:h text:style-name="Heading_20_1" text:outline-level="1"><text:bookmark text:name="Navigating_the_ROS_Filesystem"/>Navigating the ROS Filesystem</text:h>
      <text:h text:style-name="Heading_20_2" text:outline-level="2"><text:bookmark text:name="ROS.2BAC8-Tutorials.2BAC8-catkin.2BAC8-NavigatingTheFilesystem.Quick_Overview_of_Filesystem_Concepts"/>Quick Overview of Filesystem Concepts</text:h>
      <text:list xml:id="list5483066500099327876" text:style-name="L1">
        <text:list-item>
          <text:p text:style-name="P5"><text:span text:style-name="Strong_20_Emphasis">Packages:</text:span> Packages are the software organization unit of ROS code. Each package can contain libraries, executables, scripts, or other artifacts. <text:bookmark text:name="ROS.2BAC8-Tutorials.2BAC8-catkin.2BAC8-NavigatingTheFilesystem.line-14"/></text:p>
        </text:list-item>
      </text:list>
      <text:list xml:id="list4955998056935688580" text:style-name="L2">
        <text:list-item>
          <text:p text:style-name="P6"><text:span text:style-name="Strong_20_Emphasis">Manifests (</text:span><text:a xlink:type="simple" xlink:href="http://wiki.ros.org/catkin/package.xml" text:style-name="Internet_20_link" text:visited-style-name="Visited_20_Internet_20_Link"><text:span text:style-name="Strong_20_Emphasis">package.xml</text:span></text:a><text:span text:style-name="Strong_20_Emphasis">):</text:span> A manifest is a description of a <text:span text:style-name="Emphasis">package</text:span>. It serves to define dependencies between <text:span text:style-name="Emphasis">packages</text:span> and to capture meta information about the <text:span text:style-name="Emphasis">package</text:span> like version, maintainer, license, etc... </text:p>
        </text:list-item>
      </text:list>
      <text:h text:style-name="Heading_20_2" text:outline-level="2"><text:bookmark text:name="ROS.2BAC8-Tutorials.2BAC8-catkin.2BAC8-NavigatingTheFilesystem.Filesystem_Tools"/>Filesystem Tools</text:h>
      <text:h text:style-name="Heading_20_3" text:outline-level="3"><text:bookmark text:name="ROS.2BAC8-Tutorials.2BAC8-catkin.2BAC8-NavigatingTheFilesystem.Using_rospack"/>Using rospack</text:h>
      <text:p text:style-name="P1">$ rospack find [package_name]</text:p>
      <text:p text:style-name="P1">You should see: </text:p>
      <text:p text:style-name="P1"><text:tab/>YOUR_INSTALL_PATH/share/roscpp</text:p>
      <text:h text:style-name="Heading_20_3" text:outline-level="3"><text:bookmark text:name="ROS.2BAC8-Tutorials.2BAC8-catkin.2BAC8-NavigatingTheFilesystem.Using_roscd"/>Using roscd</text:h>
      <text:p text:style-name="P1">$ roscd [locationname[/subdir]]</text:p>
      <text:p text:style-name="P1">Note that <text:a xlink:type="simple" xlink:href="http://wiki.ros.org/roscd" text:style-name="Internet_20_link" text:visited-style-name="Visited_20_Internet_20_Link">roscd</text:a>, like other ROS tools, will <text:span text:style-name="Emphasis">only</text:span> find ROS packages that are within the directories listed in your <text:a xlink:type="simple" xlink:href="http://wiki.ros.org/ROS/EnvironmentVariables#ROS_PACKAGE_PATH" text:style-name="Internet_20_link" text:visited-style-name="Visited_20_Internet_20_Link">ROS_PACKAGE_PATH</text:a>.</text:p>
      <text:h text:style-name="P4" text:outline-level="3"><text:bookmark text:name="ROS.2BAC8-Tutorials.2BAC8-catkin.2BAC8-NavigatingTheFilesystem.Using_rosls"/>Using rosls</text:h>
      <text:p text:style-name="P1">$ rosls [locationname[/subdir]]</text:p>
      <text:h text:style-name="P2" text:outline-level="1"><text:bookmark text:name="Creating_a_ROS_Package"/><text:soft-page-break/>Creating a ROS Package</text:h>
      <text:h text:style-name="P3" text:outline-level="2"><text:bookmark text:name="ROS.2BAC8-Tutorials.2BAC8-catkin.2BAC8-CreatingPackage.What_makes_up_a_catkin_Package.3F"/>What makes up a catkin Package?</text:h>
      <text:p text:style-name="P1">my_package/</text:p>
      <text:p text:style-name="Preformatted_20_Text"><text:bookmark text:name="ROS.2BAC8-Tutorials.2BAC8-catkin.2BAC8-CreatingPackage.line-2-1"/><text:s text:c="2"/>CMakeLists.txt</text:p>
      <text:p text:style-name="P1"><text:bookmark text:name="ROS.2BAC8-Tutorials.2BAC8-catkin.2BAC8-CreatingPackage.line-3-1"/><text:s text:c="2"/>package.xml</text:p>
      <text:h text:style-name="P3" text:outline-level="2"><text:bookmark text:name="ROS.2BAC8-Tutorials.2BAC8-catkin.2BAC8-CreatingPackage.Packages_in_a_catkin_Workspace"/>Packages in a catkin Workspace</text:h>
      <text:p text:style-name="P1">workspace_folder/ <text:s text:c="7"/>-- WORKSPACE</text:p>
      <text:p text:style-name="Preformatted_20_Text"><text:bookmark text:name="ROS.2BAC8-Tutorials.2BAC8-catkin.2BAC8-CreatingPackage.line-2-2"/><text:s text:c="2"/>src/ <text:s text:c="18"/>-- SOURCE SPACE</text:p>
      <text:p text:style-name="Preformatted_20_Text"><text:bookmark text:name="ROS.2BAC8-Tutorials.2BAC8-catkin.2BAC8-CreatingPackage.line-3-2"/><text:s text:c="4"/>CMakeLists.txt <text:s text:c="6"/>-- 'Toplevel' CMake file, provided by catkin</text:p>
      <text:p text:style-name="Preformatted_20_Text"><text:bookmark text:name="ROS.2BAC8-Tutorials.2BAC8-catkin.2BAC8-CreatingPackage.line-4-1"/><text:s text:c="4"/>package_1/</text:p>
      <text:p text:style-name="Preformatted_20_Text"><text:bookmark text:name="ROS.2BAC8-Tutorials.2BAC8-catkin.2BAC8-CreatingPackage.line-5-1"/><text:s text:c="6"/>CMakeLists.txt <text:s text:c="4"/>-- CMakeLists.txt file for package_1</text:p>
      <text:p text:style-name="Preformatted_20_Text"><text:bookmark text:name="ROS.2BAC8-Tutorials.2BAC8-catkin.2BAC8-CreatingPackage.line-6-1"/><text:s text:c="6"/>package.xml <text:s text:c="7"/>-- Package manifest for package_1</text:p>
      <text:p text:style-name="Preformatted_20_Text"><text:bookmark text:name="ROS.2BAC8-Tutorials.2BAC8-catkin.2BAC8-CreatingPackage.line-7-1"/><text:s text:c="4"/>...</text:p>
      <text:p text:style-name="Preformatted_20_Text"><text:bookmark text:name="ROS.2BAC8-Tutorials.2BAC8-catkin.2BAC8-CreatingPackage.line-8-1"/><text:s text:c="4"/>package_n/</text:p>
      <text:p text:style-name="Preformatted_20_Text"><text:bookmark text:name="ROS.2BAC8-Tutorials.2BAC8-catkin.2BAC8-CreatingPackage.line-9-1"/><text:s text:c="6"/>CMakeLists.txt <text:s text:c="4"/>-- CMakeLists.txt file for package_n</text:p>
      <text:p text:style-name="P1"><text:bookmark text:name="ROS.2BAC8-Tutorials.2BAC8-catkin.2BAC8-CreatingPackage.line-10-1"/><text:s text:c="6"/>package.xml <text:s text:c="7"/>-- Package manifest for package_n</text:p>
      <text:h text:style-name="P3" text:outline-level="2"><text:bookmark text:name="ROS.2BAC8-Tutorials.2BAC8-catkin.2BAC8-CreatingPackage.Creating_a_catkin_Package"/>Creating a catkin Package</text:h>
      <text:p text:style-name="P1">$ cd ~/catkin_ws/src</text:p>
      <text:p text:style-name="P1">$ catkin_create_pkg beginner_tutorials std_msgs rospy roscpp</text:p>
      <text:p text:style-name="P1"># catkin_create_pkg &lt;package_name&gt; [depend1] [depend2] [depend3]</text:p>
      <text:h text:style-name="P3" text:outline-level="2"><text:bookmark text:name="ROS.2BAC8-Tutorials.2BAC8-catkin.2BAC8-CreatingPackage.Building_a_catkin_workspace_and_sourcing_the_setup_file"/>Building a catkin workspace and sourcing the setup file</text:h>
      <text:p text:style-name="P1">$ cd ~/catkin_ws</text:p>
      <text:p text:style-name="P1"><text:bookmark text:name="ROS.2BAC8-Tutorials.2BAC8-catkin.2BAC8-CreatingPackage.line-2-5"/>$ catkin_make</text:p>
      <text:p text:style-name="P1">$ . ~/catkin_ws/devel/setup.bash</text:p>
      <text:h text:style-name="P2" text:outline-level="1"><text:bookmark text:name="Building_a_ROS_Package"/>Building a ROS Package</text:h>
      <text:h text:style-name="P4" text:outline-level="3"><text:bookmark text:name="ROS.2BAC8-Tutorials.2BAC8-catkin.2BAC8-BuildingPackages.Using_catkin_make"/>Using catkin_make</text:h>
      <text:p text:style-name="P1"># In a catkin workspace</text:p>
      <text:p text:style-name="P1"><text:bookmark text:name="ROS.2BAC8-Tutorials.2BAC8-catkin.2BAC8-BuildingPackages.line-2-2"/>$ catkin_make [make_targets] [-DCMAKE_VARIABLES=...]</text:p>
      <text:h text:style-name="P2" text:outline-level="1"><text:bookmark text:name="Understanding_ROS_Topics"/><text:soft-page-break/>Understanding ROS Topics</text:h>
      <text:h text:style-name="P4" text:outline-level="3"><text:bookmark text:name="Using_rqt_graph"/>Using rqt_graph</text:h>
      <text:p text:style-name="P1">$ rosrun rqt_graph rqt_graph</text:p>
      <text:h text:style-name="P4" text:outline-level="3"><text:bookmark text:name="Introducing_rostopic"/>Introducing rostopic</text:h>
      <text:p text:style-name="P1">$ rostopic -h</text:p>
      <text:p text:style-name="P1"><text:tab/>rostopic bw <text:s text:c="4"/>display bandwidth used by topic</text:p>
      <text:p text:style-name="Preformatted_20_Text"><text:bookmark text:name="line-2-5"/><text:tab/>rostopic echo <text:s text:c="2"/>print messages to screen</text:p>
      <text:p text:style-name="Preformatted_20_Text"><text:tab/>rostopic hz <text:s text:c="4"/>display publishing rate of topic <text:s text:c="3"/></text:p>
      <text:p text:style-name="Preformatted_20_Text"><text:bookmark text:name="line-4-3"/><text:tab/>rostopic list <text:s text:c="2"/>print information about active topics</text:p>
      <text:p text:style-name="Preformatted_20_Text"><text:bookmark text:name="line-5-2"/><text:tab/>rostopic pub <text:s text:c="3"/>publish data to topic</text:p>
      <text:p text:style-name="P1"><text:bookmark text:name="line-6-2"/><text:tab/>rostopic type <text:s text:c="2"/>print topic type</text:p>
      <text:h text:style-name="P4" text:outline-level="3"><text:bookmark text:name="Using_rostopic_list"/>Using rostopic list</text:h>
      <text:p text:style-name="P1">$ rostopic list -h</text:p>
      <text:p text:style-name="P1"><text:tab/>Usage: rostopic list [/topic]</text:p>
      <text:p text:style-name="Preformatted_20_Text"><text:bookmark text:name="line-2-9"/></text:p>
      <text:p text:style-name="Preformatted_20_Text"><text:bookmark text:name="line-3-6"/><text:tab/>Options:</text:p>
      <text:p text:style-name="Preformatted_20_Text"><text:bookmark text:name="line-4-6"/><text:tab/> <text:s/>-h, --help <text:s text:c="11"/>show this help message and exit</text:p>
      <text:p text:style-name="Preformatted_20_Text"><text:bookmark text:name="line-5-5"/><text:tab/> <text:s/>-b BAGFILE, --bag=BAGFILE</text:p>
      <text:p text:style-name="Preformatted_20_Text"><text:bookmark text:name="line-6-5"/><text:tab/> <text:s text:c="23"/>list topics in .bag file</text:p>
      <text:p text:style-name="Preformatted_20_Text"><text:bookmark text:name="line-7-4"/><text:tab/> <text:s/>-v, --verbose <text:s text:c="8"/>list full details about each topic</text:p>
      <text:p text:style-name="Preformatted_20_Text"><text:bookmark text:name="line-8-4"/><text:tab/> <text:s/>-p <text:s text:c="19"/>list only publishers</text:p>
      <text:p text:style-name="P1"><text:bookmark text:name="line-9-4"/><text:tab/> <text:s/>-s <text:s text:c="19"/>list only subscribers</text:p>
      <text:h text:style-name="P4" text:outline-level="3"><text:bookmark text:name="Using_rostopic_type"/>Using rostopic type</text:h>
      <text:p text:style-name="P1">$ rostopic type /turtle1/cmd_vel</text:p>
      <text:p text:style-name="P1"><text:tab/>geometry_msgs/Twist</text:p>
      <text:p text:style-name="P1">$ rosmsg show geometry_msgs/Twist</text:p>
      <text:p text:style-name="P1"><text:tab/>geometry_msgs/Vector3 linear</text:p>
      <text:p text:style-name="Preformatted_20_Text"><text:bookmark text:name="line-2-12"/><text:s/><text:tab/> float64 x</text:p>
      <text:p text:style-name="Preformatted_20_Text"><text:bookmark text:name="line-3-9"/><text:s/><text:tab/> float64 y</text:p>
      <text:p text:style-name="Preformatted_20_Text"><text:bookmark text:name="line-4-9"/><text:s/><text:tab/> float64 z</text:p>
      <text:p text:style-name="Preformatted_20_Text"><text:bookmark text:name="line-5-8"/><text:tab/>geometry_msgs/Vector3 angular</text:p>
      <text:p text:style-name="Preformatted_20_Text"><text:bookmark text:name="line-6-8"/><text:tab/> <text:s/>float64 x</text:p>
      <text:p text:style-name="Preformatted_20_Text"><text:bookmark text:name="line-7-7"/><text:tab/> <text:s/>float64 y</text:p>
      <text:p text:style-name="P1"><text:bookmark text:name="line-8-7"/><text:tab/> <text:s/>float64 z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8:44:39.282414900</meta:creation-date>
    <dc:date>2019-12-01T20:36:23.867174895</dc:date>
    <meta:editing-duration>PT50M5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82" meta:word-count="378" meta:character-count="2878" meta:non-whitespace-character-count="2336"/>
  </office:meta>
</office:document-meta>
</file>